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5e8" officeooo:paragraph-rsid="001b25e8"/>
    </style:style>
    <style:style style:name="P2" style:family="paragraph" style:parent-style-name="Standard">
      <style:text-properties fo:font-size="16pt" officeooo:rsid="001b25e8" style:font-size-asian="14pt" style:font-size-complex="16pt"/>
    </style:style>
    <style:style style:name="P3" style:family="paragraph" style:parent-style-name="Standard">
      <style:text-properties fo:font-size="16pt" officeooo:rsid="001b25e8" officeooo:paragraph-rsid="001b25e8" style:font-size-asian="14pt" style:font-size-complex="16pt"/>
    </style:style>
    <style:style style:name="P4" style:family="paragraph" style:parent-style-name="Standard">
      <style:text-properties officeooo:paragraph-rsid="001e2797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b25e8" style:font-size-asian="14pt" style:font-size-complex="16pt"/>
    </style:style>
    <style:style style:name="T3" style:family="text">
      <style:text-properties fo:font-size="16pt" officeooo:rsid="001cf6e8" style:font-size-asian="14pt" style:font-size-complex="16pt"/>
    </style:style>
    <style:style style:name="T4" style:family="text">
      <style:text-properties fo:font-size="16pt" officeooo:rsid="001e2797" style:font-size-asian="14pt" style:font-size-complex="16pt"/>
    </style:style>
    <style:style style:name="T5" style:family="text">
      <style:text-properties style:text-position="super 58%"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P4"><text:tab/><text:tab/><text:tab/><text:span text:style-name="T4">USER MANUAL</text:span></text:p>
      <text:p text:style-name="P3"><text:tab/><text:tab/><text:tab/>MODULE – INFORMATION</text:p>
      <text:p text:style-name="P2"><text:tab/><text:tab/><text:tab/>SUB MODULE – NOTICE, CIRCULAR AND MINUT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08:28:54.303660757</meta:creation-date>
    <dc:date>2016-05-04T13:07:24.972033607</dc:date>
    <meta:editing-duration>PT1M4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0" meta:character-count="82" meta:non-whitespace-character-count="63"/>
  </office:meta>
</office:document-meta>
</file>